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Heading_20_1" style:master-page-name="Standard">
      <style:paragraph-properties style:page-number="auto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ow to make STM32 Project and hold CubeMX alive</text:p>
      <text:p text:style-name="Title"/>
      <text:p text:style-name="Standard"/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">1Work<text:tab/>2</text:p>
          <text:p text:style-name="P2">1.1Reconstruct a Project<text:tab/>2</text:p>
          <text:p text:style-name="P1">2Links<text:tab/>3</text:p>
        </text:index-body>
      </text:table-of-content>
      <text:p text:style-name="Standard"/>
      <text:h text:style-name="P3" text:outline-level="1">Work</text:h>
      <text:h text:style-name="Heading_20_2" text:outline-level="2">Reconstruct a Project</text:h>
      <text:p text:style-name="Standard"/>
      <text:h text:style-name="P3" text:outline-level="1">Link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5-10T05:35:52.40</meta:creation-date>
    <meta:generator>OpenOffice/4.1.3$Win32 OpenOffice.org_project/413m1$Build-9783</meta:generator>
    <dc:date>2017-05-10T05:43:12.12</dc:date>
    <meta:editing-duration>PT5M55S</meta:editing-duration>
    <meta:editing-cycles>3</meta:editing-cycles>
    <meta:document-statistic meta:table-count="0" meta:image-count="0" meta:object-count="0" meta:page-count="3" meta:paragraph-count="8" meta:word-count="26" meta:character-count="141"/>
  </office:meta>
</office:document-meta>
</file>